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 style:list-style-name="L1"/>
    <style:style style:name="T1" style:family="text">
      <style:text-properties fo:background-color="#b2b2b2" loext:char-shading-value="0"/>
    </style:style>
    <style:style style:name="T2" style:family="text">
      <style:text-properties style:use-window-font-color="true" style:font-name="Consolas" fo:font-size="10pt" fo:background-color="transparent" loext:char-shading-value="0" style:font-size-asian="10pt"/>
    </style:style>
    <style:style style:name="T3" style:family="text">
      <style:text-properties style:use-window-font-color="true" style:font-name="Consolas" fo:font-size="10pt" fo:font-style="italic" fo:background-color="transparent" loext:char-shading-value="0" style:font-size-asian="10pt" style:font-style-asian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 fo:font-size="12pt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74">
        <text:h text:style-name="Heading_20_3" text:outline-level="3"><text:bookmark-start text:name="__RefHeading___Toc7312_1464965999"/>Translations<text:bookmark-end text:name="__RefHeading___Toc7312_1464965999"/></text:h>
        <text:p text:style-name="Text_20_body_20_indent_20_Organon">Translations might be created for Organon easily. Organon loads during start an English language file and overwrites it when a country-specific language file in the folder "languages" is available.<text:line-break/>The path to this folder is dependent on the installation path and might look for example like this (win7):<text:line-break/><text:span text:style-name="T1">"C: \ Program Files (x86) \ OpenOffice4 \ share \ uno_packages \ cache \ uno_packages \ sv1jgyx.tmp_ \ organon.oxt \ languages"</text:span><text:line-break/>or like this:<text:line-break/><text:span text:style-name="T1">C:\Users\Homer\AppData\Roaming\LibreOffice\4\user\uno_packages\cache\uno_packages\lu1dloh.tmp_\organon.oxt\languages</text:span><text:line-break/><text:line-break/>In the folder "languages" are the language files "lang_en.py" and "lang_de.py". For a translation, one of these two files will be opened with a text editor (like Notepad ++ or Sublime Text or the default editor of Windows / Linux / Mac).<text:line-break/>The edited file has to be renamed to "lang_ &lt;country code&gt; .py" and is saved into this folder and will automatically be loaded from Organon.<text:line-break/>The two-letter country codes can be found in the column 639-1 here:<text:line-break/>https://en.wikipedia.org/wiki/List_of_ISO_639-1_codes<text:line-break/><text:line-break/>It is not necessary, to translate all entries at once. One can translate also little by little.<text:line-break/>Entries look like this:</text:p>
        <text:p text:style-name="Text_20_body_20_indent_20_Organon"><text:span text:style-name="T2">TAB_SCHLIESSEN = </text:span><text:span text:style-name="T3">u'Do you really want to close the tab "%s" ?'</text:span></text:p>
        <text:p text:style-name="Text_20_body_20_indent_20_Organon"><text:span text:style-name="T3">TAB_SCHLIESSEN</text:span><text:span text:style-name="T2"> = </text:span><text:span text:style-name="T3">u'Soll der Tab "%s" wirklich geschlossen werden?'</text:span><text:line-break/><text:line-break/><text:span text:style-name="T4">The following must be observed:</text:span><text:line-break/></text:p>
        <text:list xml:id="list8805840334558981702" text:style-name="L1">
          <text:list-item>
            <text:p text:style-name="P1">The character <text:span text:style-name="T5">"</text:span>%s<text:span text:style-name="T5">"</text:span> needs to be maintained and as often occur in the translation as in the original text.</text:p>
          </text:list-item>
          <text:list-item>
            <text:p text:style-name="P1">The text must have the following form: NAME = u "translation"<text:line-break/>or u 'translation' or u '' 'translation' '' .The translation is enclosed by quotation marks. With double quotes may only occur easily and vice versa in translation. (for example, u "This is an 'old hat' <text:span text:style-name="T5">"</text:span>)</text:p>
          </text:list-item>
          <text:list-item>
            <text:p text:style-name="P1"><text:soft-page-break/>The "\" character at the end of a line and after quotes is a newline.</text:p>
            <text:p text:style-name="P1"><text:line-break/>Whoever wants to can send me his translation, and I distribute it with Organon.<text:line-break/>Mail: Organon_err(@)web(.)de <text:tab/>(omit parentheses)</text:p>
          </text:list-item>
        </text:list>
        <text:p text:style-name="Text_20_body_20_indent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3:23:13.079000000</dc:date>
    <meta:editing-duration>P0D</meta:editing-duration>
    <meta:editing-cycles>1</meta:editing-cycles>
    <meta:document-statistic meta:table-count="0" meta:image-count="0" meta:object-count="0" meta:page-count="2" meta:paragraph-count="8" meta:word-count="304" meta:character-count="1933" meta:non-whitespace-character-count="1635"/>
    <meta:generator>LibreOffice/5.1.1.3$Windows_X86_64 LibreOffice_project/89f508ef3ecebd2cfb8e1def0f0ba9a803b88a6d</meta:generator>
  </office:meta>
</office:document-meta>
</file>